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ole-draw-aspect="1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30.251cm" svg:height="16.358cm" svg:x="0.045cm" svg:y="0.025cm">
          <draw:object xlink:href="./Object 1" xlink:type="simple" xlink:show="embed" xlink:actuate="onLoad"/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30.251cm" fo:page-height="16.35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0-13T14:20:15.224542521</meta:creation-date>
    <dc:date>2015-10-13T18:30:20.217455056</dc:date>
    <meta:editing-duration>PT2H1M</meta:editing-duration>
    <meta:editing-cycles>3</meta:editing-cycles>
    <meta:generator>LibreOffice/4.2.8.2$Linux_X86_64 LibreOffice_project/420m0$Build-2</meta:generator>
    <meta:document-statistic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4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aximum="10000" chart:reverse-direction="false" text:line-break="false" chart:link-data-style-to-source="false" chart:axis-position="0"/>
      <style:graphic-properties svg:stroke-color="#b3b3b3"/>
      <style:text-properties fo:font-size="12pt" style:font-size-asian="10pt" style:font-size-complex="10pt"/>
    </style:style>
    <style:style style:name="ch5" style:family="chart">
      <style:chart-properties chart:auto-position="true" style:rotation-angle="0"/>
      <style:text-properties fo:font-size="14pt" style:font-size-asian="9pt" style:font-size-complex="9pt"/>
    </style:style>
    <style:style style:name="ch6" style:family="chart" style:data-style-name="N0">
      <style:chart-properties chart:display-label="true" chart:logarithmic="false" chart:minimum="800000000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4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draw:stroke="dash" draw:stroke-dash="Fine_20_Dotted" svg:stroke-width="0.152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dash" draw:stroke-dash="Fine_20_Dotte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0.252cm" svg:height="16.359cm" xlink:href="." xlink:type="simple" chart:class="chart:scatter" chart:style-name="ch1">
        <chart:legend chart:legend-position="bottom" svg:x="11.186cm" svg:y="15.364cm" style:legend-expansion="wide" chart:style-name="ch2"/>
        <chart:plot-area chart:style-name="ch3" chart:data-source-has-labels="both" svg:x="1.961cm" svg:y="0.327cm" svg:width="27.686cm" svg:height="13.384cm">
          <chartooo:coordinate-region svg:x="4.064cm" svg:y="0.526cm" svg:width="24.986cm" svg:height="12.432cm"/>
          <chart:axis chart:dimension="x" chart:name="primary-x" chart:style-name="ch4" chartooo:axis-type="auto">
            <chart:title svg:x="13.294cm" svg:y="14.039cm" chart:style-name="ch5">
              <text:p>Number of time steps</text:p>
            </chart:title>
            <chart:categories table:cell-range-address="local-table.$A$2:.$A$141"/>
          </chart:axis>
          <chart:axis chart:dimension="y" chart:name="primary-y" chart:style-name="ch6">
            <chart:title svg:x="0.451cm" svg:y="7.862cm" chart:style-name="ch7">
              <text:p>rms(A)</text:p>
            </chart:title>
            <chart:grid chart:style-name="ch8" chart:class="major"/>
          </chart:axis>
          <chart:series chart:style-name="ch9" chart:values-cell-range-address="local-table.$C$2:.$C$141" chart:label-cell-address="local-table.$C$1" chart:class="chart:scatter">
            <chart:domain table:cell-range-address="local-table.$B$2:.$B$141"/>
            <chart:data-point chart:repeated="140"/>
          </chart:series>
          <chart:series chart:style-name="ch10" chart:values-cell-range-address="local-table.$D$2:.$D$141" chart:label-cell-address="local-table.$D$1" chart:class="chart:scatter">
            <chart:data-point chart:repeated="14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PPCG</text:p>
              </table:table-cell>
              <table:table-cell office:value-type="string">
                <text:p>OpenAC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">
                <text:p>20</text:p>
              </table:table-cell>
              <table:table-cell office:value-type="float" office:value="8176076724.63">
                <text:p>8176076724.63</text:p>
              </table:table-cell>
              <table:table-cell office:value-type="float" office:value="8176076724.63">
                <text:p>8176076724.6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0">
                <text:p>40</text:p>
              </table:table-cell>
              <table:table-cell office:value-type="float" office:value="8173124561.3">
                <text:p>8173124561.3</text:p>
              </table:table-cell>
              <table:table-cell office:value-type="float" office:value="8173124561.3">
                <text:p>8173124561.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0">
                <text:p>60</text:p>
              </table:table-cell>
              <table:table-cell office:value-type="float" office:value="8170842591.71">
                <text:p>8170842591.71</text:p>
              </table:table-cell>
              <table:table-cell office:value-type="float" office:value="8170842591.71">
                <text:p>8170842591.7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0">
                <text:p>80</text:p>
              </table:table-cell>
              <table:table-cell office:value-type="float" office:value="8168912183.81">
                <text:p>8168912183.81</text:p>
              </table:table-cell>
              <table:table-cell office:value-type="float" office:value="8168912183.82">
                <text:p>8168912183.8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">
                <text:p>100</text:p>
              </table:table-cell>
              <table:table-cell office:value-type="float" office:value="8167207888.41">
                <text:p>8167207888.41</text:p>
              </table:table-cell>
              <table:table-cell office:value-type="float" office:value="8167207888.41">
                <text:p>8167207888.4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0">
                <text:p>120</text:p>
              </table:table-cell>
              <table:table-cell office:value-type="float" office:value="8165664882.65">
                <text:p>8165664882.65</text:p>
              </table:table-cell>
              <table:table-cell office:value-type="float" office:value="8165664882.65">
                <text:p>8165664882.6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0">
                <text:p>140</text:p>
              </table:table-cell>
              <table:table-cell office:value-type="float" office:value="8164244480.09">
                <text:p>8164244480.09</text:p>
              </table:table-cell>
              <table:table-cell office:value-type="float" office:value="8164244480.09">
                <text:p>8164244480.0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60">
                <text:p>160</text:p>
              </table:table-cell>
              <table:table-cell office:value-type="float" office:value="8162921389">
                <text:p>8162921389</text:p>
              </table:table-cell>
              <table:table-cell office:value-type="float" office:value="8162921389.01">
                <text:p>8162921389.0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80">
                <text:p>180</text:p>
              </table:table-cell>
              <table:table-cell office:value-type="float" office:value="8161677993.59">
                <text:p>8161677993.59</text:p>
              </table:table-cell>
              <table:table-cell office:value-type="float" office:value="8161677993.58">
                <text:p>8161677993.5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0">
                <text:p>200</text:p>
              </table:table-cell>
              <table:table-cell office:value-type="float" office:value="8160501437.76">
                <text:p>8160501437.76</text:p>
              </table:table-cell>
              <table:table-cell office:value-type="float" office:value="8160501437.76">
                <text:p>8160501437.7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20">
                <text:p>220</text:p>
              </table:table-cell>
              <table:table-cell office:value-type="float" office:value="8159381996.05">
                <text:p>8159381996.05</text:p>
              </table:table-cell>
              <table:table-cell office:value-type="float" office:value="8159381996.05">
                <text:p>8159381996.0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40">
                <text:p>240</text:p>
              </table:table-cell>
              <table:table-cell office:value-type="float" office:value="8158312098.54">
                <text:p>8158312098.54</text:p>
              </table:table-cell>
              <table:table-cell office:value-type="float" office:value="8158312098.54">
                <text:p>8158312098.5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60">
                <text:p>260</text:p>
              </table:table-cell>
              <table:table-cell office:value-type="float" office:value="8157285715.04">
                <text:p>8157285715.04</text:p>
              </table:table-cell>
              <table:table-cell office:value-type="float" office:value="8157285715.04">
                <text:p>8157285715.0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80">
                <text:p>280</text:p>
              </table:table-cell>
              <table:table-cell office:value-type="float" office:value="8156297948.75">
                <text:p>8156297948.75</text:p>
              </table:table-cell>
              <table:table-cell office:value-type="float" office:value="8156297948.75">
                <text:p>8156297948.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00">
                <text:p>300</text:p>
              </table:table-cell>
              <table:table-cell office:value-type="float" office:value="8155344758.34">
                <text:p>8155344758.34</text:p>
              </table:table-cell>
              <table:table-cell office:value-type="float" office:value="8155344758.34">
                <text:p>8155344758.3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20">
                <text:p>320</text:p>
              </table:table-cell>
              <table:table-cell office:value-type="float" office:value="8154422762.09">
                <text:p>8154422762.09</text:p>
              </table:table-cell>
              <table:table-cell office:value-type="float" office:value="8154422762.09">
                <text:p>8154422762.0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40">
                <text:p>340</text:p>
              </table:table-cell>
              <table:table-cell office:value-type="float" office:value="8153529096.24">
                <text:p>8153529096.24</text:p>
              </table:table-cell>
              <table:table-cell office:value-type="float" office:value="8153529096.24">
                <text:p>8153529096.2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60">
                <text:p>360</text:p>
              </table:table-cell>
              <table:table-cell office:value-type="float" office:value="8152661310.21">
                <text:p>8152661310.21</text:p>
              </table:table-cell>
              <table:table-cell office:value-type="float" office:value="8152661310.21">
                <text:p>8152661310.2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80">
                <text:p>380</text:p>
              </table:table-cell>
              <table:table-cell office:value-type="float" office:value="8151817287.71">
                <text:p>8151817287.71</text:p>
              </table:table-cell>
              <table:table-cell office:value-type="float" office:value="8151817287.71">
                <text:p>8151817287.7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00">
                <text:p>400</text:p>
              </table:table-cell>
              <table:table-cell office:value-type="float" office:value="8150995186.13">
                <text:p>8150995186.13</text:p>
              </table:table-cell>
              <table:table-cell office:value-type="float" office:value="8150995186.13">
                <text:p>8150995186.1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20">
                <text:p>420</text:p>
              </table:table-cell>
              <table:table-cell office:value-type="float" office:value="8150193389.42">
                <text:p>8150193389.42</text:p>
              </table:table-cell>
              <table:table-cell office:value-type="float" office:value="8150193389.42">
                <text:p>8150193389.4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40">
                <text:p>440</text:p>
              </table:table-cell>
              <table:table-cell office:value-type="float" office:value="8149410470.96">
                <text:p>8149410470.96</text:p>
              </table:table-cell>
              <table:table-cell office:value-type="float" office:value="8149410470.96">
                <text:p>8149410470.9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60">
                <text:p>460</text:p>
              </table:table-cell>
              <table:table-cell office:value-type="float" office:value="8148645163.81">
                <text:p>8148645163.81</text:p>
              </table:table-cell>
              <table:table-cell office:value-type="float" office:value="8148645163.81">
                <text:p>8148645163.8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80">
                <text:p>480</text:p>
              </table:table-cell>
              <table:table-cell office:value-type="float" office:value="8147896336.82">
                <text:p>8147896336.82</text:p>
              </table:table-cell>
              <table:table-cell office:value-type="float" office:value="8147896336.82">
                <text:p>8147896336.8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00">
                <text:p>500</text:p>
              </table:table-cell>
              <table:table-cell office:value-type="float" office:value="8147162975.05">
                <text:p>8147162975.05</text:p>
              </table:table-cell>
              <table:table-cell office:value-type="float" office:value="8147162975.05">
                <text:p>8147162975.0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20">
                <text:p>520</text:p>
              </table:table-cell>
              <table:table-cell office:value-type="float" office:value="8146444163.71">
                <text:p>8146444163.71</text:p>
              </table:table-cell>
              <table:table-cell office:value-type="float" office:value="8146444163.71">
                <text:p>8146444163.7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40">
                <text:p>540</text:p>
              </table:table-cell>
              <table:table-cell office:value-type="float" office:value="8145739074.88">
                <text:p>8145739074.88</text:p>
              </table:table-cell>
              <table:table-cell office:value-type="float" office:value="8145739074.88">
                <text:p>8145739074.8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60">
                <text:p>560</text:p>
              </table:table-cell>
              <table:table-cell office:value-type="float" office:value="8145046956.36">
                <text:p>8145046956.36</text:p>
              </table:table-cell>
              <table:table-cell office:value-type="float" office:value="8145046956.36">
                <text:p>8145046956.3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80">
                <text:p>580</text:p>
              </table:table-cell>
              <table:table-cell office:value-type="float" office:value="8144367122.31">
                <text:p>8144367122.31</text:p>
              </table:table-cell>
              <table:table-cell office:value-type="float" office:value="8144367122.31">
                <text:p>8144367122.3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00">
                <text:p>600</text:p>
              </table:table-cell>
              <table:table-cell office:value-type="float" office:value="8143698945.33">
                <text:p>8143698945.33</text:p>
              </table:table-cell>
              <table:table-cell office:value-type="float" office:value="8143698945.33">
                <text:p>8143698945.3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20">
                <text:p>620</text:p>
              </table:table-cell>
              <table:table-cell office:value-type="float" office:value="8143041849.72">
                <text:p>8143041849.72</text:p>
              </table:table-cell>
              <table:table-cell office:value-type="float" office:value="8143041849.72">
                <text:p>8143041849.7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40">
                <text:p>640</text:p>
              </table:table-cell>
              <table:table-cell office:value-type="float" office:value="8142395305.7">
                <text:p>8142395305.7</text:p>
              </table:table-cell>
              <table:table-cell office:value-type="float" office:value="8142395305.69">
                <text:p>8142395305.6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60">
                <text:p>660</text:p>
              </table:table-cell>
              <table:table-cell office:value-type="float" office:value="8141758824.4">
                <text:p>8141758824.4</text:p>
              </table:table-cell>
              <table:table-cell office:value-type="float" office:value="8141758824.4">
                <text:p>8141758824.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80">
                <text:p>680</text:p>
              </table:table-cell>
              <table:table-cell office:value-type="float" office:value="8141131953.64">
                <text:p>8141131953.64</text:p>
              </table:table-cell>
              <table:table-cell office:value-type="float" office:value="8141131953.64">
                <text:p>8141131953.6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00">
                <text:p>700</text:p>
              </table:table-cell>
              <table:table-cell office:value-type="float" office:value="8140514274.09">
                <text:p>8140514274.09</text:p>
              </table:table-cell>
              <table:table-cell office:value-type="float" office:value="8140514274.09">
                <text:p>8140514274.0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20">
                <text:p>720</text:p>
              </table:table-cell>
              <table:table-cell office:value-type="float" office:value="8139905396.11">
                <text:p>8139905396.11</text:p>
              </table:table-cell>
              <table:table-cell office:value-type="float" office:value="8139905396.11">
                <text:p>8139905396.1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40">
                <text:p>740</text:p>
              </table:table-cell>
              <table:table-cell office:value-type="float" office:value="8139304956.8">
                <text:p>8139304956.8</text:p>
              </table:table-cell>
              <table:table-cell office:value-type="float" office:value="8139304956.8">
                <text:p>8139304956.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60">
                <text:p>760</text:p>
              </table:table-cell>
              <table:table-cell office:value-type="float" office:value="8138712617.57">
                <text:p>8138712617.57</text:p>
              </table:table-cell>
              <table:table-cell office:value-type="float" office:value="8138712617.57">
                <text:p>8138712617.5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80">
                <text:p>780</text:p>
              </table:table-cell>
              <table:table-cell office:value-type="float" office:value="8138128061.85">
                <text:p>8138128061.85</text:p>
              </table:table-cell>
              <table:table-cell office:value-type="float" office:value="8138128061.85">
                <text:p>8138128061.8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00">
                <text:p>800</text:p>
              </table:table-cell>
              <table:table-cell office:value-type="float" office:value="8137550993.17">
                <text:p>8137550993.17</text:p>
              </table:table-cell>
              <table:table-cell office:value-type="float" office:value="8137550993.17">
                <text:p>8137550993.1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20">
                <text:p>820</text:p>
              </table:table-cell>
              <table:table-cell office:value-type="float" office:value="8136981133.44">
                <text:p>8136981133.44</text:p>
              </table:table-cell>
              <table:table-cell office:value-type="float" office:value="8136981133.44">
                <text:p>8136981133.4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40">
                <text:p>840</text:p>
              </table:table-cell>
              <table:table-cell office:value-type="float" office:value="8136418221.32">
                <text:p>8136418221.32</text:p>
              </table:table-cell>
              <table:table-cell office:value-type="float" office:value="8136418221.32">
                <text:p>8136418221.3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60">
                <text:p>860</text:p>
              </table:table-cell>
              <table:table-cell office:value-type="float" office:value="8135862010.91">
                <text:p>8135862010.91</text:p>
              </table:table-cell>
              <table:table-cell office:value-type="float" office:value="8135862010.91">
                <text:p>8135862010.9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80">
                <text:p>880</text:p>
              </table:table-cell>
              <table:table-cell office:value-type="float" office:value="8135312270.44">
                <text:p>8135312270.44</text:p>
              </table:table-cell>
              <table:table-cell office:value-type="float" office:value="8135312270.44">
                <text:p>8135312270.4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900">
                <text:p>900</text:p>
              </table:table-cell>
              <table:table-cell office:value-type="float" office:value="8134768781.22">
                <text:p>8134768781.22</text:p>
              </table:table-cell>
              <table:table-cell office:value-type="float" office:value="8134768781.22">
                <text:p>8134768781.2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20">
                <text:p>920</text:p>
              </table:table-cell>
              <table:table-cell office:value-type="float" office:value="8134231336.57">
                <text:p>8134231336.57</text:p>
              </table:table-cell>
              <table:table-cell office:value-type="float" office:value="8134231336.57">
                <text:p>8134231336.5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40">
                <text:p>940</text:p>
              </table:table-cell>
              <table:table-cell office:value-type="float" office:value="8133699740.96">
                <text:p>8133699740.96</text:p>
              </table:table-cell>
              <table:table-cell office:value-type="float" office:value="8133699740.96">
                <text:p>8133699740.9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60">
                <text:p>960</text:p>
              </table:table-cell>
              <table:table-cell office:value-type="float" office:value="8133173809.15">
                <text:p>8133173809.15</text:p>
              </table:table-cell>
              <table:table-cell office:value-type="float" office:value="8133173809.15">
                <text:p>8133173809.1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80">
                <text:p>980</text:p>
              </table:table-cell>
              <table:table-cell office:value-type="float" office:value="8132653365.48">
                <text:p>8132653365.48</text:p>
              </table:table-cell>
              <table:table-cell office:value-type="float" office:value="8132653365.47">
                <text:p>8132653365.4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000">
                <text:p>1000</text:p>
              </table:table-cell>
              <table:table-cell office:value-type="float" office:value="8132138243.15">
                <text:p>8132138243.15</text:p>
              </table:table-cell>
              <table:table-cell office:value-type="float" office:value="8132138243.15">
                <text:p>8132138243.1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100">
                <text:p>1100</text:p>
              </table:table-cell>
              <table:table-cell office:value-type="float" office:value="8129637162.85">
                <text:p>8129637162.85</text:p>
              </table:table-cell>
              <table:table-cell office:value-type="float" office:value="8129637162.85">
                <text:p>8129637162.8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200">
                <text:p>1200</text:p>
              </table:table-cell>
              <table:table-cell office:value-type="float" office:value="8127248263.73">
                <text:p>8127248263.73</text:p>
              </table:table-cell>
              <table:table-cell office:value-type="float" office:value="8127248263.73">
                <text:p>8127248263.7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300">
                <text:p>1300</text:p>
              </table:table-cell>
              <table:table-cell office:value-type="float" office:value="8124957795.5">
                <text:p>8124957795.5</text:p>
              </table:table-cell>
              <table:table-cell office:value-type="float" office:value="8124957795.5">
                <text:p>8124957795.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400">
                <text:p>1400</text:p>
              </table:table-cell>
              <table:table-cell office:value-type="float" office:value="8122754602.31">
                <text:p>8122754602.31</text:p>
              </table:table-cell>
              <table:table-cell office:value-type="float" office:value="8122754602.31">
                <text:p>8122754602.3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500">
                <text:p>1500</text:p>
              </table:table-cell>
              <table:table-cell office:value-type="float" office:value="8120629485.62">
                <text:p>8120629485.62</text:p>
              </table:table-cell>
              <table:table-cell office:value-type="float" office:value="8120629485.62">
                <text:p>8120629485.6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600">
                <text:p>1600</text:p>
              </table:table-cell>
              <table:table-cell office:value-type="float" office:value="8118574755.13">
                <text:p>8118574755.13</text:p>
              </table:table-cell>
              <table:table-cell office:value-type="float" office:value="8118574755.12">
                <text:p>8118574755.1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700">
                <text:p>1700</text:p>
              </table:table-cell>
              <table:table-cell office:value-type="float" office:value="8116583904.11">
                <text:p>8116583904.11</text:p>
              </table:table-cell>
              <table:table-cell office:value-type="float" office:value="8116583904.1">
                <text:p>8116583904.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800">
                <text:p>1800</text:p>
              </table:table-cell>
              <table:table-cell office:value-type="float" office:value="8114651369.36">
                <text:p>8114651369.36</text:p>
              </table:table-cell>
              <table:table-cell office:value-type="float" office:value="8114651369.36">
                <text:p>8114651369.3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900">
                <text:p>1900</text:p>
              </table:table-cell>
              <table:table-cell office:value-type="float" office:value="8112772350.34">
                <text:p>8112772350.34</text:p>
              </table:table-cell>
              <table:table-cell office:value-type="float" office:value="8112772350.34">
                <text:p>8112772350.3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000">
                <text:p>2000</text:p>
              </table:table-cell>
              <table:table-cell office:value-type="float" office:value="8110942670.47">
                <text:p>8110942670.47</text:p>
              </table:table-cell>
              <table:table-cell office:value-type="float" office:value="8110942670.47">
                <text:p>8110942670.4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100">
                <text:p>2100</text:p>
              </table:table-cell>
              <table:table-cell office:value-type="float" office:value="8109158669.3">
                <text:p>8109158669.3</text:p>
              </table:table-cell>
              <table:table-cell office:value-type="float" office:value="8109158669.3">
                <text:p>8109158669.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200">
                <text:p>2200</text:p>
              </table:table-cell>
              <table:table-cell office:value-type="float" office:value="8107417117.49">
                <text:p>8107417117.49</text:p>
              </table:table-cell>
              <table:table-cell office:value-type="float" office:value="8107417117.49">
                <text:p>8107417117.4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300">
                <text:p>2300</text:p>
              </table:table-cell>
              <table:table-cell office:value-type="float" office:value="8105715148.95">
                <text:p>8105715148.95</text:p>
              </table:table-cell>
              <table:table-cell office:value-type="float" office:value="8105715148.95">
                <text:p>8105715148.9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400">
                <text:p>2400</text:p>
              </table:table-cell>
              <table:table-cell office:value-type="float" office:value="8104050206.13">
                <text:p>8104050206.13</text:p>
              </table:table-cell>
              <table:table-cell office:value-type="float" office:value="8104050206.13">
                <text:p>8104050206.1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500">
                <text:p>2500</text:p>
              </table:table-cell>
              <table:table-cell office:value-type="float" office:value="8102419995.45">
                <text:p>8102419995.45</text:p>
              </table:table-cell>
              <table:table-cell office:value-type="float" office:value="8102419995.45">
                <text:p>8102419995.4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600">
                <text:p>2600</text:p>
              </table:table-cell>
              <table:table-cell office:value-type="float" office:value="8100822450.68">
                <text:p>8100822450.68</text:p>
              </table:table-cell>
              <table:table-cell office:value-type="float" office:value="8100822450.68">
                <text:p>8100822450.6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700">
                <text:p>2700</text:p>
              </table:table-cell>
              <table:table-cell office:value-type="float" office:value="8099255702.6">
                <text:p>8099255702.6</text:p>
              </table:table-cell>
              <table:table-cell office:value-type="float" office:value="8099255702.6">
                <text:p>8099255702.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800">
                <text:p>2800</text:p>
              </table:table-cell>
              <table:table-cell office:value-type="float" office:value="8097718053.67">
                <text:p>8097718053.67</text:p>
              </table:table-cell>
              <table:table-cell office:value-type="float" office:value="8097718053.67">
                <text:p>8097718053.6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900">
                <text:p>2900</text:p>
              </table:table-cell>
              <table:table-cell office:value-type="float" office:value="8096207956.76">
                <text:p>8096207956.76</text:p>
              </table:table-cell>
              <table:table-cell office:value-type="float" office:value="8096207956.76">
                <text:p>8096207956.7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000">
                <text:p>3000</text:p>
              </table:table-cell>
              <table:table-cell office:value-type="float" office:value="8094723997.08">
                <text:p>8094723997.08</text:p>
              </table:table-cell>
              <table:table-cell office:value-type="float" office:value="8094723997.08">
                <text:p>8094723997.0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100">
                <text:p>3100</text:p>
              </table:table-cell>
              <table:table-cell office:value-type="float" office:value="8093264876.92">
                <text:p>8093264876.92</text:p>
              </table:table-cell>
              <table:table-cell office:value-type="float" office:value="8093264876.92">
                <text:p>8093264876.9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200">
                <text:p>3200</text:p>
              </table:table-cell>
              <table:table-cell office:value-type="float" office:value="8091829402.46">
                <text:p>8091829402.46</text:p>
              </table:table-cell>
              <table:table-cell office:value-type="float" office:value="8091829402.46">
                <text:p>8091829402.4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300">
                <text:p>3300</text:p>
              </table:table-cell>
              <table:table-cell office:value-type="float" office:value="8090416472.54">
                <text:p>8090416472.54</text:p>
              </table:table-cell>
              <table:table-cell office:value-type="float" office:value="8090416472.54">
                <text:p>8090416472.5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400">
                <text:p>3400</text:p>
              </table:table-cell>
              <table:table-cell office:value-type="float" office:value="8089025068.83">
                <text:p>8089025068.83</text:p>
              </table:table-cell>
              <table:table-cell office:value-type="float" office:value="8089025068.83">
                <text:p>8089025068.8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500">
                <text:p>3500</text:p>
              </table:table-cell>
              <table:table-cell office:value-type="float" office:value="8087654247.45">
                <text:p>8087654247.45</text:p>
              </table:table-cell>
              <table:table-cell office:value-type="float" office:value="8087654247.45">
                <text:p>8087654247.4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600">
                <text:p>3600</text:p>
              </table:table-cell>
              <table:table-cell office:value-type="float" office:value="8086303131.47">
                <text:p>8086303131.47</text:p>
              </table:table-cell>
              <table:table-cell office:value-type="float" office:value="8086303131.47">
                <text:p>8086303131.4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700">
                <text:p>3700</text:p>
              </table:table-cell>
              <table:table-cell office:value-type="float" office:value="8084970904.52">
                <text:p>8084970904.52</text:p>
              </table:table-cell>
              <table:table-cell office:value-type="float" office:value="8084970904.52">
                <text:p>8084970904.5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800">
                <text:p>3800</text:p>
              </table:table-cell>
              <table:table-cell office:value-type="float" office:value="8083656805.04">
                <text:p>8083656805.04</text:p>
              </table:table-cell>
              <table:table-cell office:value-type="float" office:value="8083656805.04">
                <text:p>8083656805.0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900">
                <text:p>3900</text:p>
              </table:table-cell>
              <table:table-cell office:value-type="float" office:value="8082360121.31">
                <text:p>8082360121.31</text:p>
              </table:table-cell>
              <table:table-cell office:value-type="float" office:value="8082360121.31">
                <text:p>8082360121.3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000">
                <text:p>4000</text:p>
              </table:table-cell>
              <table:table-cell office:value-type="float" office:value="8081080186.95">
                <text:p>8081080186.95</text:p>
              </table:table-cell>
              <table:table-cell office:value-type="float" office:value="8081080186.95">
                <text:p>8081080186.9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100">
                <text:p>4100</text:p>
              </table:table-cell>
              <table:table-cell office:value-type="float" office:value="8079816377.02">
                <text:p>8079816377.02</text:p>
              </table:table-cell>
              <table:table-cell office:value-type="float" office:value="8079816377.02">
                <text:p>8079816377.0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200">
                <text:p>4200</text:p>
              </table:table-cell>
              <table:table-cell office:value-type="float" office:value="8078568104.47">
                <text:p>8078568104.47</text:p>
              </table:table-cell>
              <table:table-cell office:value-type="float" office:value="8078568104.47">
                <text:p>8078568104.4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300">
                <text:p>4300</text:p>
              </table:table-cell>
              <table:table-cell office:value-type="float" office:value="8077334817.03">
                <text:p>8077334817.03</text:p>
              </table:table-cell>
              <table:table-cell office:value-type="float" office:value="8077334817.03">
                <text:p>8077334817.0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400">
                <text:p>4400</text:p>
              </table:table-cell>
              <table:table-cell office:value-type="float" office:value="8076115994.36">
                <text:p>8076115994.36</text:p>
              </table:table-cell>
              <table:table-cell office:value-type="float" office:value="8076115994.36">
                <text:p>8076115994.3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500">
                <text:p>4500</text:p>
              </table:table-cell>
              <table:table-cell office:value-type="float" office:value="8074911145.54">
                <text:p>8074911145.54</text:p>
              </table:table-cell>
              <table:table-cell office:value-type="float" office:value="8074911145.54">
                <text:p>8074911145.5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600">
                <text:p>4600</text:p>
              </table:table-cell>
              <table:table-cell office:value-type="float" office:value="8073719806.8">
                <text:p>8073719806.8</text:p>
              </table:table-cell>
              <table:table-cell office:value-type="float" office:value="8073719806.8">
                <text:p>8073719806.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700">
                <text:p>4700</text:p>
              </table:table-cell>
              <table:table-cell office:value-type="float" office:value="8072541539.46">
                <text:p>8072541539.46</text:p>
              </table:table-cell>
              <table:table-cell office:value-type="float" office:value="8072541539.46">
                <text:p>8072541539.4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800">
                <text:p>4800</text:p>
              </table:table-cell>
              <table:table-cell office:value-type="float" office:value="8071375928.06">
                <text:p>8071375928.06</text:p>
              </table:table-cell>
              <table:table-cell office:value-type="float" office:value="8071375928.06">
                <text:p>8071375928.0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900">
                <text:p>4900</text:p>
              </table:table-cell>
              <table:table-cell office:value-type="float" office:value="8070222578.68">
                <text:p>8070222578.68</text:p>
              </table:table-cell>
              <table:table-cell office:value-type="float" office:value="8070222578.68">
                <text:p>8070222578.6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5000">
                <text:p>5000</text:p>
              </table:table-cell>
              <table:table-cell office:value-type="float" office:value="8069081117.43">
                <text:p>8069081117.43</text:p>
              </table:table-cell>
              <table:table-cell office:value-type="float" office:value="8069081117.43">
                <text:p>8069081117.4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5100">
                <text:p>5100</text:p>
              </table:table-cell>
              <table:table-cell office:value-type="float" office:value="8067951189.02">
                <text:p>8067951189.02</text:p>
              </table:table-cell>
              <table:table-cell office:value-type="float" office:value="8067951189.02">
                <text:p>8067951189.0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5200">
                <text:p>5200</text:p>
              </table:table-cell>
              <table:table-cell office:value-type="float" office:value="8066832455.51">
                <text:p>8066832455.51</text:p>
              </table:table-cell>
              <table:table-cell office:value-type="float" office:value="8066832455.51">
                <text:p>8066832455.5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5300">
                <text:p>5300</text:p>
              </table:table-cell>
              <table:table-cell office:value-type="float" office:value="8065724595.15">
                <text:p>8065724595.15</text:p>
              </table:table-cell>
              <table:table-cell office:value-type="float" office:value="8065724595.15">
                <text:p>8065724595.1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5400">
                <text:p>5400</text:p>
              </table:table-cell>
              <table:table-cell office:value-type="float" office:value="8064627301.29">
                <text:p>8064627301.29</text:p>
              </table:table-cell>
              <table:table-cell office:value-type="float" office:value="8064627301.29">
                <text:p>8064627301.2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5500">
                <text:p>5500</text:p>
              </table:table-cell>
              <table:table-cell office:value-type="float" office:value="8063540281.44">
                <text:p>8063540281.44</text:p>
              </table:table-cell>
              <table:table-cell office:value-type="float" office:value="8063540281.44">
                <text:p>8063540281.4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5600">
                <text:p>5600</text:p>
              </table:table-cell>
              <table:table-cell office:value-type="float" office:value="8062463256.36">
                <text:p>8062463256.36</text:p>
              </table:table-cell>
              <table:table-cell office:value-type="float" office:value="8062463256.36">
                <text:p>8062463256.3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5700">
                <text:p>5700</text:p>
              </table:table-cell>
              <table:table-cell office:value-type="float" office:value="8061395959.22">
                <text:p>8061395959.22</text:p>
              </table:table-cell>
              <table:table-cell office:value-type="float" office:value="8061395959.22">
                <text:p>8061395959.2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5800">
                <text:p>5800</text:p>
              </table:table-cell>
              <table:table-cell office:value-type="float" office:value="8060338134.86">
                <text:p>8060338134.86</text:p>
              </table:table-cell>
              <table:table-cell office:value-type="float" office:value="8060338134.86">
                <text:p>8060338134.8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5900">
                <text:p>5900</text:p>
              </table:table-cell>
              <table:table-cell office:value-type="float" office:value="8059289539.08">
                <text:p>8059289539.08</text:p>
              </table:table-cell>
              <table:table-cell office:value-type="float" office:value="8059289539.08">
                <text:p>8059289539.0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6000">
                <text:p>6000</text:p>
              </table:table-cell>
              <table:table-cell office:value-type="float" office:value="8058249938">
                <text:p>8058249938</text:p>
              </table:table-cell>
              <table:table-cell office:value-type="float" office:value="8058249938">
                <text:p>805824993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6100">
                <text:p>6100</text:p>
              </table:table-cell>
              <table:table-cell office:value-type="float" office:value="8057219107.44">
                <text:p>8057219107.44</text:p>
              </table:table-cell>
              <table:table-cell office:value-type="float" office:value="8057219107.44">
                <text:p>8057219107.4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6200">
                <text:p>6200</text:p>
              </table:table-cell>
              <table:table-cell office:value-type="float" office:value="8056196832.4">
                <text:p>8056196832.4</text:p>
              </table:table-cell>
              <table:table-cell office:value-type="float" office:value="8056196832.4">
                <text:p>8056196832.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6300">
                <text:p>6300</text:p>
              </table:table-cell>
              <table:table-cell office:value-type="float" office:value="8055182906.51">
                <text:p>8055182906.51</text:p>
              </table:table-cell>
              <table:table-cell office:value-type="float" office:value="8055182906.51">
                <text:p>8055182906.5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6400">
                <text:p>6400</text:p>
              </table:table-cell>
              <table:table-cell office:value-type="float" office:value="8054177131.56">
                <text:p>8054177131.56</text:p>
              </table:table-cell>
              <table:table-cell office:value-type="float" office:value="8054177131.56">
                <text:p>8054177131.5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6500">
                <text:p>6500</text:p>
              </table:table-cell>
              <table:table-cell office:value-type="float" office:value="8053179317.09">
                <text:p>8053179317.09</text:p>
              </table:table-cell>
              <table:table-cell office:value-type="float" office:value="8053179317.09">
                <text:p>8053179317.0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6600">
                <text:p>6600</text:p>
              </table:table-cell>
              <table:table-cell office:value-type="float" office:value="8052189279.91">
                <text:p>8052189279.91</text:p>
              </table:table-cell>
              <table:table-cell office:value-type="float" office:value="8052189279.91">
                <text:p>8052189279.9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6700">
                <text:p>6700</text:p>
              </table:table-cell>
              <table:table-cell office:value-type="float" office:value="8051206843.77">
                <text:p>8051206843.77</text:p>
              </table:table-cell>
              <table:table-cell office:value-type="float" office:value="8051206843.77">
                <text:p>8051206843.7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6800">
                <text:p>6800</text:p>
              </table:table-cell>
              <table:table-cell office:value-type="float" office:value="8050231838.97">
                <text:p>8050231838.97</text:p>
              </table:table-cell>
              <table:table-cell office:value-type="float" office:value="8050231838.97">
                <text:p>8050231838.9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6900">
                <text:p>6900</text:p>
              </table:table-cell>
              <table:table-cell office:value-type="float" office:value="8049264102.06">
                <text:p>8049264102.06</text:p>
              </table:table-cell>
              <table:table-cell office:value-type="float" office:value="8049264102.06">
                <text:p>8049264102.0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7000">
                <text:p>7000</text:p>
              </table:table-cell>
              <table:table-cell office:value-type="float" office:value="8048303475.45">
                <text:p>8048303475.45</text:p>
              </table:table-cell>
              <table:table-cell office:value-type="float" office:value="8048303475.45">
                <text:p>8048303475.4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7100">
                <text:p>7100</text:p>
              </table:table-cell>
              <table:table-cell office:value-type="float" office:value="8047349807.22">
                <text:p>8047349807.22</text:p>
              </table:table-cell>
              <table:table-cell office:value-type="float" office:value="8047349807.22">
                <text:p>8047349807.2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7200">
                <text:p>7200</text:p>
              </table:table-cell>
              <table:table-cell office:value-type="float" office:value="8046402950.74">
                <text:p>8046402950.74</text:p>
              </table:table-cell>
              <table:table-cell office:value-type="float" office:value="8046402950.74">
                <text:p>8046402950.7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7300">
                <text:p>7300</text:p>
              </table:table-cell>
              <table:table-cell office:value-type="float" office:value="8045462764.48">
                <text:p>8045462764.48</text:p>
              </table:table-cell>
              <table:table-cell office:value-type="float" office:value="8045462764.48">
                <text:p>8045462764.4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7400">
                <text:p>7400</text:p>
              </table:table-cell>
              <table:table-cell office:value-type="float" office:value="8044529111.76">
                <text:p>8044529111.76</text:p>
              </table:table-cell>
              <table:table-cell office:value-type="float" office:value="8044529111.76">
                <text:p>8044529111.7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7500">
                <text:p>7500</text:p>
              </table:table-cell>
              <table:table-cell office:value-type="float" office:value="8043601860.48">
                <text:p>8043601860.48</text:p>
              </table:table-cell>
              <table:table-cell office:value-type="float" office:value="8043601860.47">
                <text:p>8043601860.4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7600">
                <text:p>7600</text:p>
              </table:table-cell>
              <table:table-cell office:value-type="float" office:value="8042680882.94">
                <text:p>8042680882.94</text:p>
              </table:table-cell>
              <table:table-cell office:value-type="float" office:value="8042680882.94">
                <text:p>8042680882.9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7700">
                <text:p>7700</text:p>
              </table:table-cell>
              <table:table-cell office:value-type="float" office:value="8041766055.66">
                <text:p>8041766055.66</text:p>
              </table:table-cell>
              <table:table-cell office:value-type="float" office:value="8041766055.66">
                <text:p>8041766055.6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7800">
                <text:p>7800</text:p>
              </table:table-cell>
              <table:table-cell office:value-type="float" office:value="8040857259.13">
                <text:p>8040857259.13</text:p>
              </table:table-cell>
              <table:table-cell office:value-type="float" office:value="8040857259.13">
                <text:p>8040857259.1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7900">
                <text:p>7900</text:p>
              </table:table-cell>
              <table:table-cell office:value-type="float" office:value="8039954377.67">
                <text:p>8039954377.67</text:p>
              </table:table-cell>
              <table:table-cell office:value-type="float" office:value="8039954377.67">
                <text:p>8039954377.6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8000">
                <text:p>8000</text:p>
              </table:table-cell>
              <table:table-cell office:value-type="float" office:value="8039057299.26">
                <text:p>8039057299.26</text:p>
              </table:table-cell>
              <table:table-cell office:value-type="float" office:value="8039057299.26">
                <text:p>8039057299.2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8100">
                <text:p>8100</text:p>
              </table:table-cell>
              <table:table-cell office:value-type="float" office:value="8038165915.37">
                <text:p>8038165915.37</text:p>
              </table:table-cell>
              <table:table-cell office:value-type="float" office:value="8038165915.37">
                <text:p>8038165915.3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8200">
                <text:p>8200</text:p>
              </table:table-cell>
              <table:table-cell office:value-type="float" office:value="8037280120.81">
                <text:p>8037280120.81</text:p>
              </table:table-cell>
              <table:table-cell office:value-type="float" office:value="8037280120.81">
                <text:p>8037280120.8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8300">
                <text:p>8300</text:p>
              </table:table-cell>
              <table:table-cell office:value-type="float" office:value="8036399813.6">
                <text:p>8036399813.6</text:p>
              </table:table-cell>
              <table:table-cell office:value-type="float" office:value="8036399813.6">
                <text:p>8036399813.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8400">
                <text:p>8400</text:p>
              </table:table-cell>
              <table:table-cell office:value-type="float" office:value="8035524894.82">
                <text:p>8035524894.82</text:p>
              </table:table-cell>
              <table:table-cell office:value-type="float" office:value="8035524894.82">
                <text:p>8035524894.8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8500">
                <text:p>8500</text:p>
              </table:table-cell>
              <table:table-cell office:value-type="float" office:value="8034655268.49">
                <text:p>8034655268.49</text:p>
              </table:table-cell>
              <table:table-cell office:value-type="float" office:value="8034655268.49">
                <text:p>8034655268.4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8600">
                <text:p>8600</text:p>
              </table:table-cell>
              <table:table-cell office:value-type="float" office:value="8033790841.45">
                <text:p>8033790841.45</text:p>
              </table:table-cell>
              <table:table-cell office:value-type="float" office:value="8033790841.45">
                <text:p>8033790841.4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8700">
                <text:p>8700</text:p>
              </table:table-cell>
              <table:table-cell office:value-type="float" office:value="8032931523.23">
                <text:p>8032931523.23</text:p>
              </table:table-cell>
              <table:table-cell office:value-type="float" office:value="8032931523.23">
                <text:p>8032931523.2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8800">
                <text:p>8800</text:p>
              </table:table-cell>
              <table:table-cell office:value-type="float" office:value="8032077225.98">
                <text:p>8032077225.98</text:p>
              </table:table-cell>
              <table:table-cell office:value-type="float" office:value="8032077225.98">
                <text:p>8032077225.9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8900">
                <text:p>8900</text:p>
              </table:table-cell>
              <table:table-cell office:value-type="float" office:value="8031227864.32">
                <text:p>8031227864.32</text:p>
              </table:table-cell>
              <table:table-cell office:value-type="float" office:value="8031227864.32">
                <text:p>8031227864.3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9000">
                <text:p>9000</text:p>
              </table:table-cell>
              <table:table-cell office:value-type="float" office:value="8030383355.27">
                <text:p>8030383355.27</text:p>
              </table:table-cell>
              <table:table-cell office:value-type="float" office:value="8030383355.27">
                <text:p>8030383355.2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9100">
                <text:p>9100</text:p>
              </table:table-cell>
              <table:table-cell office:value-type="float" office:value="8029543618.15">
                <text:p>8029543618.15</text:p>
              </table:table-cell>
              <table:table-cell office:value-type="float" office:value="8029543618.15">
                <text:p>8029543618.1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9200">
                <text:p>9200</text:p>
              </table:table-cell>
              <table:table-cell office:value-type="float" office:value="8028708574.51">
                <text:p>8028708574.51</text:p>
              </table:table-cell>
              <table:table-cell office:value-type="float" office:value="8028708574.51">
                <text:p>8028708574.5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9300">
                <text:p>9300</text:p>
              </table:table-cell>
              <table:table-cell office:value-type="float" office:value="8027878148">
                <text:p>8027878148</text:p>
              </table:table-cell>
              <table:table-cell office:value-type="float" office:value="8027878148">
                <text:p>802787814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9400">
                <text:p>9400</text:p>
              </table:table-cell>
              <table:table-cell office:value-type="float" office:value="8027052264.34">
                <text:p>8027052264.34</text:p>
              </table:table-cell>
              <table:table-cell office:value-type="float" office:value="8027052264.34">
                <text:p>8027052264.3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9500">
                <text:p>9500</text:p>
              </table:table-cell>
              <table:table-cell office:value-type="float" office:value="8026230851.21">
                <text:p>8026230851.21</text:p>
              </table:table-cell>
              <table:table-cell office:value-type="float" office:value="8026230851.21">
                <text:p>8026230851.2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9600">
                <text:p>9600</text:p>
              </table:table-cell>
              <table:table-cell office:value-type="float" office:value="8025413838.2">
                <text:p>8025413838.2</text:p>
              </table:table-cell>
              <table:table-cell office:value-type="float" office:value="8025413838.19">
                <text:p>8025413838.1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9700">
                <text:p>9700</text:p>
              </table:table-cell>
              <table:table-cell office:value-type="float" office:value="8024601156.71">
                <text:p>8024601156.71</text:p>
              </table:table-cell>
              <table:table-cell office:value-type="float" office:value="8024601156.71">
                <text:p>8024601156.7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9800">
                <text:p>9800</text:p>
              </table:table-cell>
              <table:table-cell office:value-type="float" office:value="8023792739.94">
                <text:p>8023792739.94</text:p>
              </table:table-cell>
              <table:table-cell office:value-type="float" office:value="8023792739.94">
                <text:p>8023792739.9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9900">
                <text:p>9900</text:p>
              </table:table-cell>
              <table:table-cell office:value-type="float" office:value="8022988522.76">
                <text:p>8022988522.76</text:p>
              </table:table-cell>
              <table:table-cell office:value-type="float" office:value="8022988522.76">
                <text:p>8022988522.7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0000">
                <text:p>10000</text:p>
              </table:table-cell>
              <table:table-cell office:value-type="float" office:value="8022188441.7">
                <text:p>8022188441.7</text:p>
              </table:table-cell>
              <table:table-cell office:value-type="float" office:value="8022188441.7">
                <text:p>8022188441.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otted" draw:display-name="Fine Dotted" draw:style="rect" draw:dots1="1" draw:distance="0.457cm"/>
  </office:styles>
</office:document-styles>
</file>